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808080" draw:marker-start-width="0.03cm" draw:marker-end-width="0.1cm" draw:fill-color="#83ca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2cm" svg:stroke-color="#808080" draw:marker-start-width="0.03cm" draw:marker-end="Arrow" draw:marker-end-width="0.1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cm" svg:stroke-color="#808080" draw:marker-start-width="0.01cm" draw:marker-end-width="0.01cm" draw:fill-color="#83caf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.02cm" svg:stroke-color="#808080" draw:marker-start-width="0.03cm" draw:marker-end="" draw:marker-end-width="0.1cm" draw:fill="none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draw:stroke="dash" draw:stroke-dash="Ultrafine_20_Dashed" svg:stroke-width="0.02cm" svg:stroke-color="#808080" draw:marker-start-width="0.03cm" draw:marker-end="" draw:marker-end-width="0.1cm" draw:fill="none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draw:stroke="dash" draw:stroke-dash="Ultrafine_20_Dashed" svg:stroke-width="0.02cm" svg:stroke-color="#808080" draw:marker-start-width="0.03cm" draw:marker-end-width="0.1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75cm" svg:height="0.574cm" svg:x="4.917cm" svg:y="1.96cm">
          <text:p text:style-name="P1">0,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5.205cm" svg:y1="3.109cm" svg:x2="5.205cm" svg:y2="2.534cm">
          <text:p/>
        </draw:line>
        <draw:custom-shape draw:style-name="gr1" draw:text-style-name="P1" draw:layer="layout" svg:width="0.574cm" svg:height="0.574cm" svg:x="6.067cm" svg:y="1.96cm">
          <text:p text:style-name="P1">1,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575cm" svg:height="0.575cm" svg:x="4.917cm" svg:y="3.109cm">
          <text:p text:style-name="P1">0,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574cm" svg:height="0.575cm" svg:x="8.366cm" svg:y="3.109cm">
          <text:p text:style-name="P1">3,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575cm" svg:height="0.574cm" svg:x="6.081cm" svg:y="3.124cm">
          <text:p text:style-name="P1">1,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575cm" svg:height="0.574cm" svg:x="7.216cm" svg:y="1.96cm">
          <text:p text:style-name="P1">2,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575cm" svg:height="0.575cm" svg:x="7.216cm" svg:y="3.109cm">
          <text:p text:style-name="P1">2,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574cm" svg:height="0.574cm" svg:x="8.366cm" svg:y="1.96cm">
          <text:p text:style-name="P1">3,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575cm" svg:height="0.574cm" svg:x="4.917cm" svg:y="4.259cm">
          <text:p text:style-name="P1">0,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574cm" svg:height="0.574cm" svg:x="6.067cm" svg:y="4.259cm">
          <text:p text:style-name="P1">1,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575cm" svg:height="0.575cm" svg:x="4.917cm" svg:y="5.408cm">
          <text:p text:style-name="P1">0,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574cm" svg:height="0.575cm" svg:x="8.366cm" svg:y="5.408cm">
          <text:p text:style-name="P1">3,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574cm" svg:height="0.575cm" svg:x="6.067cm" svg:y="5.408cm">
          <text:p text:style-name="P1">1,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575cm" svg:height="0.574cm" svg:x="7.216cm" svg:y="4.259cm">
          <text:p text:style-name="P1">2,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575cm" svg:height="0.575cm" svg:x="7.216cm" svg:y="5.408cm">
          <text:p text:style-name="P1">2,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574cm" svg:height="0.574cm" svg:x="8.366cm" svg:y="4.259cm">
          <text:p text:style-name="P1">3,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5.205cm" svg:y1="1.96cm" svg:x2="5.205cm" svg:y2="1.73cm">
          <text:p/>
        </draw:line>
        <draw:line draw:style-name="gr2" draw:text-style-name="P1" draw:layer="layout" svg:x1="5.205cm" svg:y1="5.408cm" svg:x2="5.205cm" svg:y2="4.833cm">
          <text:p/>
        </draw:line>
        <draw:line draw:style-name="gr2" draw:text-style-name="P1" draw:layer="layout" svg:x1="5.205cm" svg:y1="4.259cm" svg:x2="5.205cm" svg:y2="3.684cm">
          <text:p/>
        </draw:line>
        <draw:line draw:style-name="gr2" draw:text-style-name="P1" draw:layer="layout" svg:x1="6.354cm" svg:y1="3.109cm" svg:x2="6.354cm" svg:y2="2.534cm">
          <text:p/>
        </draw:line>
        <draw:line draw:style-name="gr4" draw:text-style-name="P1" draw:layer="layout" svg:x1="6.354cm" svg:y1="1.96cm" svg:x2="6.354cm" svg:y2="1.73cm">
          <text:p/>
        </draw:line>
        <draw:line draw:style-name="gr2" draw:text-style-name="P1" draw:layer="layout" svg:x1="6.354cm" svg:y1="5.408cm" svg:x2="6.354cm" svg:y2="4.833cm">
          <text:p/>
        </draw:line>
        <draw:line draw:style-name="gr2" draw:text-style-name="P1" draw:layer="layout" svg:x1="6.354cm" svg:y1="4.259cm" svg:x2="6.354cm" svg:y2="3.684cm">
          <text:p/>
        </draw:line>
        <draw:line draw:style-name="gr2" draw:text-style-name="P1" draw:layer="layout" svg:x1="7.503cm" svg:y1="3.109cm" svg:x2="7.503cm" svg:y2="2.534cm">
          <text:p/>
        </draw:line>
        <draw:line draw:style-name="gr4" draw:text-style-name="P1" draw:layer="layout" svg:x1="7.503cm" svg:y1="1.96cm" svg:x2="7.503cm" svg:y2="1.73cm">
          <text:p/>
        </draw:line>
        <draw:line draw:style-name="gr2" draw:text-style-name="P1" draw:layer="layout" svg:x1="7.503cm" svg:y1="5.408cm" svg:x2="7.503cm" svg:y2="4.833cm">
          <text:p/>
        </draw:line>
        <draw:line draw:style-name="gr2" draw:text-style-name="P1" draw:layer="layout" svg:x1="7.503cm" svg:y1="4.259cm" svg:x2="7.503cm" svg:y2="3.684cm">
          <text:p/>
        </draw:line>
        <draw:line draw:style-name="gr2" draw:text-style-name="P1" draw:layer="layout" svg:x1="8.653cm" svg:y1="3.109cm" svg:x2="8.653cm" svg:y2="2.534cm">
          <text:p/>
        </draw:line>
        <draw:line draw:style-name="gr4" draw:text-style-name="P1" draw:layer="layout" svg:x1="8.653cm" svg:y1="1.96cm" svg:x2="8.653cm" svg:y2="1.73cm">
          <text:p/>
        </draw:line>
        <draw:line draw:style-name="gr2" draw:text-style-name="P1" draw:layer="layout" svg:x1="8.653cm" svg:y1="5.408cm" svg:x2="8.653cm" svg:y2="4.833cm">
          <text:p/>
        </draw:line>
        <draw:line draw:style-name="gr2" draw:text-style-name="P1" draw:layer="layout" svg:x1="8.653cm" svg:y1="4.259cm" svg:x2="8.653cm" svg:y2="3.684cm">
          <text:p/>
        </draw:line>
        <draw:line draw:style-name="gr2" draw:text-style-name="P1" draw:layer="layout" svg:x1="5.492cm" svg:y1="5.695cm" svg:x2="6.067cm" svg:y2="5.695cm">
          <text:p/>
        </draw:line>
        <draw:line draw:style-name="gr2" draw:text-style-name="P1" draw:layer="layout" svg:x1="5.492cm" svg:y1="4.546cm" svg:x2="6.067cm" svg:y2="4.546cm">
          <text:p/>
        </draw:line>
        <draw:line draw:style-name="gr2" draw:text-style-name="P1" draw:layer="layout" svg:x1="5.492cm" svg:y1="3.397cm" svg:x2="6.067cm" svg:y2="3.397cm">
          <text:p/>
        </draw:line>
        <draw:line draw:style-name="gr2" draw:text-style-name="P1" draw:layer="layout" svg:x1="5.492cm" svg:y1="2.247cm" svg:x2="6.067cm" svg:y2="2.247cm">
          <text:p/>
        </draw:line>
        <draw:line draw:style-name="gr2" draw:text-style-name="P1" draw:layer="layout" svg:x1="6.641cm" svg:y1="5.695cm" svg:x2="7.216cm" svg:y2="5.695cm">
          <text:p/>
        </draw:line>
        <draw:line draw:style-name="gr2" draw:text-style-name="P1" draw:layer="layout" svg:x1="6.641cm" svg:y1="4.546cm" svg:x2="7.216cm" svg:y2="4.546cm">
          <text:p/>
        </draw:line>
        <draw:line draw:style-name="gr2" draw:text-style-name="P1" draw:layer="layout" svg:x1="6.641cm" svg:y1="3.397cm" svg:x2="7.216cm" svg:y2="3.397cm">
          <text:p/>
        </draw:line>
        <draw:line draw:style-name="gr2" draw:text-style-name="P1" draw:layer="layout" svg:x1="6.641cm" svg:y1="2.247cm" svg:x2="7.216cm" svg:y2="2.247cm">
          <text:p/>
        </draw:line>
        <draw:line draw:style-name="gr2" draw:text-style-name="P1" draw:layer="layout" svg:x1="7.791cm" svg:y1="5.695cm" svg:x2="8.366cm" svg:y2="5.695cm">
          <text:p/>
        </draw:line>
        <draw:line draw:style-name="gr2" draw:text-style-name="P1" draw:layer="layout" svg:x1="7.791cm" svg:y1="4.546cm" svg:x2="8.366cm" svg:y2="4.546cm">
          <text:p/>
        </draw:line>
        <draw:line draw:style-name="gr2" draw:text-style-name="P1" draw:layer="layout" svg:x1="7.791cm" svg:y1="3.397cm" svg:x2="8.366cm" svg:y2="3.397cm">
          <text:p/>
        </draw:line>
        <draw:line draw:style-name="gr2" draw:text-style-name="P1" draw:layer="layout" svg:x1="7.791cm" svg:y1="2.247cm" svg:x2="8.366cm" svg:y2="2.247cm">
          <text:p/>
        </draw:line>
        <draw:line draw:style-name="gr2" draw:text-style-name="P1" draw:layer="layout" svg:x1="4.63cm" svg:y1="2.247cm" svg:x2="4.917cm" svg:y2="2.247cm">
          <text:p/>
        </draw:line>
        <draw:line draw:style-name="gr2" draw:text-style-name="P1" draw:layer="layout" svg:x1="8.653cm" svg:y1="6.27cm" svg:x2="8.653cm" svg:y2="5.983cm">
          <text:p/>
        </draw:line>
        <draw:line draw:style-name="gr4" draw:text-style-name="P1" draw:layer="layout" svg:x1="9.17cm" svg:y1="2.247cm" svg:x2="8.94cm" svg:y2="2.247cm">
          <text:p/>
        </draw:line>
        <draw:line draw:style-name="gr4" draw:text-style-name="P1" draw:layer="layout" svg:x1="9.17cm" svg:y1="3.397cm" svg:x2="8.94cm" svg:y2="3.397cm">
          <text:p/>
        </draw:line>
        <draw:line draw:style-name="gr4" draw:text-style-name="P1" draw:layer="layout" svg:x1="9.17cm" svg:y1="4.546cm" svg:x2="8.94cm" svg:y2="4.546cm">
          <text:p/>
        </draw:line>
        <draw:line draw:style-name="gr4" draw:text-style-name="P1" draw:layer="layout" svg:x1="9.17cm" svg:y1="5.695cm" svg:x2="8.94cm" svg:y2="5.695cm">
          <text:p/>
        </draw:line>
        <draw:line draw:style-name="gr2" draw:text-style-name="P1" draw:layer="layout" svg:x1="7.503cm" svg:y1="6.27cm" svg:x2="7.503cm" svg:y2="5.983cm">
          <text:p/>
        </draw:line>
        <draw:line draw:style-name="gr2" draw:text-style-name="P1" draw:layer="layout" svg:x1="6.354cm" svg:y1="6.27cm" svg:x2="6.354cm" svg:y2="5.983cm">
          <text:p/>
        </draw:line>
        <draw:line draw:style-name="gr2" draw:text-style-name="P1" draw:layer="layout" svg:x1="5.205cm" svg:y1="6.27cm" svg:x2="5.205cm" svg:y2="5.983cm">
          <text:p/>
        </draw:line>
        <draw:line draw:style-name="gr2" draw:text-style-name="P1" draw:layer="layout" svg:x1="4.63cm" svg:y1="3.397cm" svg:x2="4.917cm" svg:y2="3.397cm">
          <text:p/>
        </draw:line>
        <draw:line draw:style-name="gr2" draw:text-style-name="P1" draw:layer="layout" svg:x1="4.63cm" svg:y1="4.546cm" svg:x2="4.917cm" svg:y2="4.546cm">
          <text:p/>
        </draw:line>
        <draw:line draw:style-name="gr2" draw:text-style-name="P1" draw:layer="layout" svg:x1="4.63cm" svg:y1="5.695cm" svg:x2="4.917cm" svg:y2="5.695cm">
          <text:p/>
        </draw:line>
        <draw:line draw:style-name="gr5" draw:text-style-name="P1" draw:layer="layout" svg:x1="7.906cm" svg:y1="6.27cm" svg:x2="7.906cm" svg:y2="1.73cm">
          <text:p/>
        </draw:line>
        <draw:path draw:style-name="gr6" draw:text-style-name="P1" draw:layer="layout" svg:width="0.551cm" svg:height="0.374cm" draw:transform="skewX (0.825017137417719) rotate (1.1995647948957) translate (7.50344825643158cm 1.72988500788398cm)" svg:viewBox="0 0 552 375" svg:d="m0 0c554 0 552 375 552 375">
          <text:p/>
        </draw:path>
        <draw:path draw:style-name="gr6" draw:text-style-name="P1" draw:layer="layout" svg:width="0.551cm" svg:height="0.374cm" draw:transform="skewX (-0.82501713741772) rotate (1.94202785869409) translate (7.70361516592988cm 6.78431178404789cm)" svg:viewBox="0 0 552 375" svg:d="m552 0c-555 0-552 375-552 375">
          <text:p/>
        </draw:path>
        <draw:line draw:style-name="gr5" draw:text-style-name="P1" draw:layer="layout" svg:x1="9.055cm" svg:y1="6.27cm" svg:x2="9.055cm" svg:y2="1.73cm">
          <text:p/>
        </draw:line>
        <draw:path draw:style-name="gr6" draw:text-style-name="P1" draw:layer="layout" svg:width="0.554cm" svg:height="0.374cm" draw:transform="skewX (0.829205927622506) rotate (1.1995647948957) translate (8.65287354385007cm 1.72988500772432cm)" svg:viewBox="0 0 555 375" svg:d="m0 0c554 0 555 375 555 375">
          <text:p/>
        </draw:path>
        <draw:path draw:style-name="gr6" draw:text-style-name="P1" draw:layer="layout" svg:width="0.554cm" svg:height="0.374cm" draw:transform="skewX (-0.829205927622506) rotate (1.94202785869409) translate (8.85428255477284cm 6.78750254505143cm)" svg:viewBox="0 0 555 375" svg:d="m555 0c-555 0-555 375-555 375">
          <text:p/>
        </draw:path>
        <draw:line draw:style-name="gr5" draw:text-style-name="P1" draw:layer="layout" svg:x1="6.756cm" svg:y1="6.27cm" svg:x2="6.756cm" svg:y2="1.73cm">
          <text:p/>
        </draw:line>
        <draw:path draw:style-name="gr6" draw:text-style-name="P1" draw:layer="layout" svg:width="0.551cm" svg:height="0.374cm" draw:transform="skewX (0.825017137417719) rotate (1.1995647948957) translate (6.35402296907526cm 1.72988500788398cm)" svg:viewBox="0 0 552 375" svg:d="m0 0c554 0 552 375 552 375">
          <text:p/>
        </draw:path>
        <draw:path draw:style-name="gr6" draw:text-style-name="P1" draw:layer="layout" svg:width="0.551cm" svg:height="0.374cm" draw:transform="skewX (-0.82501713741772) rotate (1.94202785869409) translate (6.55418987857357cm 6.78431178404789cm)" svg:viewBox="0 0 552 375" svg:d="m552 0c-555 0-552 375-552 375">
          <text:p/>
        </draw:path>
        <draw:line draw:style-name="gr5" draw:text-style-name="P1" draw:layer="layout" svg:x1="5.607cm" svg:y1="6.27cm" svg:x2="5.607cm" svg:y2="1.73cm">
          <text:p/>
        </draw:line>
        <draw:path draw:style-name="gr6" draw:text-style-name="P1" draw:layer="layout" svg:width="0.554cm" svg:height="0.374cm" draw:transform="skewX (0.829205927622506) rotate (1.1995647948957) translate (5.20459768178109cm 1.72988500772432cm)" svg:viewBox="0 0 555 375" svg:d="m0 0c554 0 555 375 555 375">
          <text:p/>
        </draw:path>
        <draw:path draw:style-name="gr6" draw:text-style-name="P1" draw:layer="layout" svg:width="0.554cm" svg:height="0.374cm" draw:transform="skewX (-0.829205927622506) rotate (1.94202785869409) translate (5.40600669270388cm 6.78750254505142cm)" svg:viewBox="0 0 555 375" svg:d="m555 0c-555 0-555 375-555 375">
          <text:p/>
        </draw:path>
        <draw:line draw:style-name="gr5" draw:text-style-name="P1" draw:layer="layout" svg:x1="9.17cm" svg:y1="1.845cm" svg:x2="4.63cm" svg:y2="1.845cm">
          <text:p/>
        </draw:line>
        <draw:path draw:style-name="gr6" draw:text-style-name="P1" draw:layer="layout" svg:width="0.552cm" svg:height="0.373cm" draw:transform="skewX (0.825889802043717) rotate (2.76756859488741) translate (4.6298776280521cm 2.24712932596311cm)" svg:viewBox="0 0 553 374" svg:d="m0 0c553-2 553 374 553 374">
          <text:p/>
        </draw:path>
        <draw:path draw:style-name="gr6" draw:text-style-name="P1" draw:layer="layout" svg:width="0.553cm" svg:height="0.374cm" draw:transform="skewX (-0.828158730071309) rotate (-2.771582852167) translate (9.6867020347053cm 2.04675584604074cm)" svg:viewBox="0 0 554 375" svg:d="m554 0c-555 1-554 375-554 375">
          <text:p/>
        </draw:path>
        <draw:line draw:style-name="gr5" draw:text-style-name="P1" draw:layer="layout" svg:x1="9.17cm" svg:y1="2.994cm" svg:x2="4.63cm" svg:y2="2.994cm">
          <text:p/>
        </draw:line>
        <draw:path draw:style-name="gr6" draw:text-style-name="P1" draw:layer="layout" svg:width="0.553cm" svg:height="0.374cm" draw:transform="skewX (0.828158730071309) rotate (2.771582852167) translate (4.62988503359595cm 3.39655173346093cm)" svg:viewBox="0 0 554 375" svg:d="m0 0c555 1 554 375 554 375">
          <text:p/>
        </draw:path>
        <draw:path draw:style-name="gr6" draw:text-style-name="P1" draw:layer="layout" svg:width="0.552cm" svg:height="0.373cm" draw:transform="skewX (-0.825889802043717) rotate (-2.76756859488741) translate (9.68497843086712cm 3.19447279393074cm)" svg:viewBox="0 0 553 374" svg:d="m553 0c-553-2-553 374-553 374">
          <text:p/>
        </draw:path>
        <draw:line draw:style-name="gr5" draw:text-style-name="P1" draw:layer="layout" svg:x1="9.17cm" svg:y1="4.144cm" svg:x2="4.63cm" svg:y2="4.144cm">
          <text:p/>
        </draw:line>
        <draw:path draw:style-name="gr6" draw:text-style-name="P1" draw:layer="layout" svg:width="0.552cm" svg:height="0.373cm" draw:transform="skewX (0.825889802043717) rotate (2.76756859488741) translate (4.62987762805211cm 4.54597990067575cm)" svg:viewBox="0 0 553 374" svg:d="m0 0c553-2 553 374 553 374">
          <text:p/>
        </draw:path>
        <draw:path draw:style-name="gr6" draw:text-style-name="P1" draw:layer="layout" svg:width="0.553cm" svg:height="0.374cm" draw:transform="skewX (-0.828158730071309) rotate (-2.771582852167) translate (9.6867020347053cm 4.34560642075339cm)" svg:viewBox="0 0 554 375" svg:d="m554 0c-555 1-554 375-554 375">
          <text:p/>
        </draw:path>
        <draw:line draw:style-name="gr5" draw:text-style-name="P1" draw:layer="layout" svg:x1="9.17cm" svg:y1="5.293cm" svg:x2="4.63cm" svg:y2="5.293cm">
          <text:p/>
        </draw:line>
        <draw:path draw:style-name="gr6" draw:text-style-name="P1" draw:layer="layout" svg:width="0.553cm" svg:height="0.374cm" draw:transform="skewX (0.828158730071309) rotate (2.771582852167) translate (4.62988503359595cm 5.69540230817358cm)" svg:viewBox="0 0 554 375" svg:d="m0 0c555 1 554 375 554 375">
          <text:p/>
        </draw:path>
        <draw:path draw:style-name="gr6" draw:text-style-name="P1" draw:layer="layout" svg:width="0.553cm" svg:height="0.374cm" draw:transform="skewX (-0.828158730071309) rotate (-2.771582852167) translate (9.6867020347053cm 5.49503170810971cm)" svg:viewBox="0 0 554 375" svg:d="m554 0c-555 1-554 375-554 37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3-06T13:01:32</meta:creation-date>
    <dc:date>2013-03-06T13:19:44</dc:date>
    <dc:creator>Luke </dc:creator>
    <meta:editing-duration>P0D</meta:editing-duration>
    <meta:editing-cycles>2</meta:editing-cycles>
    <meta:generator>LibreOffice/3.5$Linux_x86 LibreOffice_project/350m1$Build-2</meta:generator>
    <meta:document-statistic meta:object-count="80"/>
  </office:meta>
</office:document-meta>
</file>